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Überschrift2"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Listenabsatz" style:family="paragraph">
      <style:text-properties fo:language="en" fo:country="US"/>
    </style:style>
    <style:style style:name="P8" style:parent-style-name="Listenabsatz" style:family="paragraph">
      <style:text-properties fo:language="en" fo:country="US"/>
    </style:style>
    <style:style style:name="P9" style:parent-style-name="Standard" style:family="paragraph">
      <style:text-properties fo:language="en" fo:country="US"/>
    </style:style>
    <style:style style:name="P10" style:parent-style-name="Listenabsatz" style:family="paragraph"/>
    <style:style style:name="P11" style:parent-style-name="Listenabsatz" style:family="paragraph"/>
    <style:style style:name="P12" style:parent-style-name="Listenabsatz" style:family="paragraph"/>
    <style:style style:name="P13" style:parent-style-name="Listenabsatz" style:family="paragraph"/>
    <style:style style:name="P14" style:parent-style-name="Listenabsatz" style:family="paragraph"/>
    <style:style style:name="P15" style:parent-style-name="Listenabsatz" style:family="paragraph"/>
    <style:style style:name="P16" style:parent-style-name="Listenabsatz" style:family="paragraph"/>
    <style:style style:name="P17" style:parent-style-name="Listenabsatz" style:family="paragraph"/>
    <style:style style:name="P18" style:parent-style-name="Listenabsatz" style:family="paragraph"/>
    <style:style style:name="P19" style:parent-style-name="Listenabsatz" style:family="paragraph"/>
    <style:style style:name="P20" style:parent-style-name="Listenabsatz" style:family="paragraph"/>
    <style:style style:name="P21" style:parent-style-name="Listenabsatz" style:family="paragraph"/>
    <style:style style:name="P22" style:parent-style-name="Listenabsatz" style:family="paragraph"/>
    <style:style style:name="P23" style:parent-style-name="Listenabsatz" style:family="paragraph"/>
    <style:style style:name="TableColumn25" style:family="table-column">
      <style:table-column-properties style:column-width="3.1465in"/>
    </style:style>
    <style:style style:name="TableColumn26" style:family="table-column">
      <style:table-column-properties style:column-width="3.1465in"/>
    </style:style>
    <style:style style:name="Table24"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fo:background-color="#D0CECE"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0" fo:background-color="#D0CECE" style:writing-mode="lr-tb" fo:padding-top="0in" fo:padding-left="0.075in" fo:padding-bottom="0in" fo:padding-right="0.075in"/>
    </style:style>
    <style:style style:name="P31" style:parent-style-name="Standard"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style>
    <style:style style:name="P102" style:parent-style-name="Überschrift2" style:family="paragraph">
      <style:text-properties fo:language="en" fo:country="US"/>
    </style:style>
    <style:style style:name="P103" style:parent-style-name="Standard" style:family="paragraph">
      <style:text-properties fo:language="en" fo:country="US"/>
    </style:style>
    <style:style style:name="T104" style:parent-style-name="IntensiveHervorhebung" style:family="text">
      <style:text-properties fo:font-style="normal" style:font-style-asian="normal" style:font-style-complex="normal" fo:color="#2F5496"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Überschrift2" style:family="paragraph">
      <style:text-properties fo:language="en" fo:country="US"/>
    </style:style>
    <style:style style:name="P108" style:parent-style-name="Standard" style:family="paragraph">
      <style:text-properties fo:language="en" fo:country="US"/>
    </style:style>
    <style:style style:name="P109" style:parent-style-name="Listenabsatz" style:family="paragraph">
      <style:text-properties fo:language="en" fo:country="US"/>
    </style:style>
    <style:style style:name="P110" style:parent-style-name="Listenabsatz"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Überschrift2" style:family="paragraph">
      <style:text-properties fo:language="en" fo:country="US"/>
    </style:style>
    <style:style style:name="P114" style:parent-style-name="Standard" style:family="paragraph">
      <style:text-properties fo:language="en" fo:country="US"/>
    </style:style>
    <style:style style:name="P115" style:parent-style-name="Überschrift4" style:family="paragraph">
      <style:text-properties fo:language="en" fo:country="US"/>
    </style:style>
    <style:style style:name="P116" style:parent-style-name="Standard" style:family="paragraph">
      <style:text-properties fo:language="en" fo:country="US"/>
    </style:style>
    <style:style style:name="P117" style:parent-style-name="Überschrift4" style:family="paragraph">
      <style:text-properties fo:language="en" fo:country="US"/>
    </style:style>
    <style:style style:name="P118" style:parent-style-name="Standard" style:family="paragraph">
      <style:text-properties fo:language="en" fo:country="US"/>
    </style:style>
    <style:style style:name="P119" style:parent-style-name="Überschrift4"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Überschrift2" style:family="paragraph">
      <style:text-properties fo:language="en" fo:country="US"/>
    </style:style>
    <style:style style:name="TableColumn125" style:family="table-column">
      <style:table-column-properties style:column-width="0.3812in"/>
    </style:style>
    <style:style style:name="TableColumn126" style:family="table-column">
      <style:table-column-properties style:column-width="0.7722in"/>
    </style:style>
    <style:style style:name="TableColumn127" style:family="table-column">
      <style:table-column-properties style:column-width="0.7097in"/>
    </style:style>
    <style:style style:name="TableColumn128" style:family="table-column">
      <style:table-column-properties style:column-width="0.7798in"/>
    </style:style>
    <style:style style:name="TableColumn129" style:family="table-column">
      <style:table-column-properties style:column-width="3.0784in"/>
    </style:style>
    <style:style style:name="TableColumn130" style:family="table-column">
      <style:table-column-properties style:column-width="0.5715in"/>
    </style:style>
    <style:style style:name="Table124"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fo:padding-top="0in" fo:padding-left="0.0069in" fo:padding-bottom="0in" fo:padding-right="0.0069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fo:padding-top="0in" fo:padding-left="0.0069in" fo:padding-bottom="0in" fo:padding-right="0.0069in"/>
    </style:style>
    <style:style style:name="P139" style:parent-style-name="Standard" style:family="paragraph">
      <style:paragraph-properties fo:margin-bottom="0in" fo:line-height="100%"/>
      <style:text-properties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margin-bottom="0in" fo:line-height="100%"/>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Überschrift2" style:family="paragraph">
      <style:text-properties fo:language="en" fo:country="US"/>
    </style:style>
    <style:style style:name="TableColumn149" style:family="table-column">
      <style:table-column-properties style:column-width="1.1319in"/>
    </style:style>
    <style:style style:name="TableColumn150" style:family="table-column">
      <style:table-column-properties style:column-width="0.8895in"/>
    </style:style>
    <style:style style:name="TableColumn151" style:family="table-column">
      <style:table-column-properties style:column-width="0.627in"/>
    </style:style>
    <style:style style:name="TableColumn152" style:family="table-column">
      <style:table-column-properties style:column-width="0.5312in"/>
    </style:style>
    <style:style style:name="TableColumn153" style:family="table-column">
      <style:table-column-properties style:column-width="1.1756in"/>
    </style:style>
    <style:style style:name="TableColumn154" style:family="table-column">
      <style:table-column-properties style:column-width="0.9673in"/>
    </style:style>
    <style:style style:name="TableColumn155" style:family="table-column">
      <style:table-column-properties style:column-width="0.7638in"/>
    </style:style>
    <style:style style:name="TableColumn156" style:family="table-column">
      <style:table-column-properties style:column-width="1.0375in"/>
    </style:style>
    <style:style style:name="Table148" style:family="table">
      <style:table-properties style:width="7.1243in" fo:margin-left="0in" table:align="left"/>
    </style:style>
    <style:style style:name="TableRow157" style:family="table-row">
      <style:table-row-properties style:min-row-height="0.4145in"/>
    </style:style>
    <style:style style:name="TableCell158" style:family="table-cell">
      <style:table-cell-properties fo:border="0.0069in solid #000000" fo:background-color="#BFBFBF" style:writing-mode="lr-tb" fo:padding-top="0in" fo:padding-left="0.075in" fo:padding-bottom="0in" fo:padding-right="0.075in"/>
    </style:style>
    <style:style style:name="P159" style:parent-style-name="Standard" style:family="paragraph">
      <style:paragraph-properties fo:margin-bottom="0in" fo:line-height="100%"/>
      <style:text-properties fo:language="en" fo:country="US"/>
    </style:style>
    <style:style style:name="TableCell160" style:family="table-cell">
      <style:table-cell-properties fo:border="0.0069in solid #000000" fo:background-color="#BFBFBF" style:writing-mode="lr-tb" fo:padding-top="0in" fo:padding-left="0.075in" fo:padding-bottom="0in" fo:padding-right="0.075in"/>
    </style:style>
    <style:style style:name="P161" style:parent-style-name="Standard" style:family="paragraph">
      <style:paragraph-properties fo:margin-bottom="0in" fo:line-height="100%"/>
      <style:text-properties fo:language="en" fo:country="US"/>
    </style:style>
    <style:style style:name="TableCell162" style:family="table-cell">
      <style:table-cell-properties fo:border="0.0069in solid #000000" fo:background-color="#BFBFBF" style:writing-mode="lr-tb" fo:padding-top="0in" fo:padding-left="0.0069in" fo:padding-bottom="0in" fo:padding-right="0.0069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fo:background-color="#BFBFBF" style:writing-mode="lr-tb" fo:padding-top="0in" fo:padding-left="0.0069in" fo:padding-bottom="0in" fo:padding-right="0.0069in"/>
    </style:style>
    <style:style style:name="P165" style:parent-style-name="Standard" style:family="paragraph">
      <style:paragraph-properties fo:margin-bottom="0in" fo:line-height="100%"/>
      <style:text-properties fo:language="en" fo:country="US"/>
    </style:style>
    <style:style style:name="TableCell166" style:family="table-cell">
      <style:table-cell-properties fo:border="0.0069in solid #000000" fo:background-color="#BFBFBF" style:writing-mode="lr-tb"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TableCell168" style:family="table-cell">
      <style:table-cell-properties fo:border="0.0069in solid #000000" fo:background-color="#BFBFBF" style:writing-mode="lr-tb" fo:padding-top="0in" fo:padding-left="0.075in" fo:padding-bottom="0in" fo:padding-right="0.075in"/>
    </style:style>
    <style:style style:name="P169" style:parent-style-name="Standard" style:family="paragraph">
      <style:paragraph-properties fo:margin-bottom="0in" fo:line-height="100%"/>
      <style:text-properties fo:language="en" fo:country="US"/>
    </style:style>
    <style:style style:name="TableCell170" style:family="table-cell">
      <style:table-cell-properties fo:border="0.0069in solid #000000" fo:background-color="#BFBFBF" style:writing-mode="lr-tb" fo:padding-top="0in" fo:padding-left="0.075in" fo:padding-bottom="0in" fo:padding-right="0.075in"/>
    </style:style>
    <style:style style:name="P171" style:parent-style-name="Standard" style:family="paragraph">
      <style:paragraph-properties fo:margin-bottom="0in" fo:line-height="100%"/>
      <style:text-properties fo:language="en" fo:country="US"/>
    </style:style>
    <style:style style:name="TableCell172" style:family="table-cell">
      <style:table-cell-properties fo:border="0.0069in solid #000000" fo:background-color="#BFBFBF" style:writing-mode="lr-tb" fo:padding-top="0in" fo:padding-left="0.075in" fo:padding-bottom="0in" fo:padding-right="0.075in"/>
    </style:style>
    <style:style style:name="P173" style:parent-style-name="Standard" style:family="paragraph">
      <style:paragraph-properties fo:margin-bottom="0in" fo:line-height="100%"/>
      <style:text-properties fo:language="en" fo:country="US"/>
    </style:style>
    <style:style style:name="TableRow174" style:family="table-row">
      <style:table-row-properties style:min-row-height="0.8416in"/>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fo:line-height="100%"/>
      <style:text-properties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margin-bottom="0in" fo:line-height="100%"/>
      <style:text-properties fo:language="en" fo:country="US"/>
    </style:style>
    <style:style style:name="TableCell179" style:family="table-cell">
      <style:table-cell-properties fo:border="0.0069in solid #000000" style:writing-mode="lr-tb" fo:padding-top="0in" fo:padding-left="0.0069in" fo:padding-bottom="0in" fo:padding-right="0.0069in"/>
    </style:style>
    <style:style style:name="P180" style:parent-style-name="Standard" style:family="paragraph">
      <style:paragraph-properties fo:margin-bottom="0in" fo:line-height="100%"/>
      <style:text-properties fo:language="en" fo:country="US"/>
    </style:style>
    <style:style style:name="TableCell181" style:family="table-cell">
      <style:table-cell-properties fo:border="0.0069in solid #000000" style:writing-mode="lr-tb" fo:padding-top="0in" fo:padding-left="0.0069in" fo:padding-bottom="0in" fo:padding-right="0.0069in"/>
    </style:style>
    <style:style style:name="P182" style:parent-style-name="Standard" style:family="paragraph">
      <style:paragraph-properties fo:margin-bottom="0in" fo:line-height="100%"/>
      <style:text-properties fo:language="en" fo:country="U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ext-properties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margin-bottom="0in" fo:line-height="100%"/>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Überschrift2" style:family="paragraph">
      <style:text-properties fo:language="en" fo:country="US"/>
    </style:style>
    <style:style style:name="TableColumn196" style:family="table-column">
      <style:table-column-properties style:column-width="6.293in"/>
    </style:style>
    <style:style style:name="Table195" style:family="table">
      <style:table-properties style:width="6.293in" fo:margin-left="0in" table:align="lef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fo:line-height="100%"/>
      <style:text-properties fo:language="en" fo:country="US"/>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margin-bottom="0in" fo:line-height="100%"/>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Listenabsatz" style:family="paragraph"/>
    <style:style style:name="T206" style:parent-style-name="Absatz-Standardschriftart" style:family="text">
      <style:text-properties fo:language="en" fo:country="US"/>
    </style:style>
    <style:style style:name="T207" style:parent-style-name="Absatz-Standardschriftart" style:family="text">
      <style:text-properties style:font-name="Wingdings" style:font-name-asian="Wingdings" style:font-name-complex="Wingdings" fo:language="en" fo:country="US"/>
    </style:style>
    <style:style style:name="T208" style:parent-style-name="Absatz-Standardschriftart" style:family="text">
      <style:text-properties fo:language="en" fo:country="US"/>
    </style:style>
    <style:style style:name="P209" style:parent-style-name="Listenabsatz" style:family="paragraph"/>
    <style:style style:name="T210" style:parent-style-name="Absatz-Standardschriftart" style:family="text">
      <style:text-properties fo:language="en" fo:country="US"/>
    </style:style>
    <style:style style:name="T211" style:parent-style-name="Absatz-Standardschriftart" style:family="text">
      <style:text-properties style:font-name="Wingdings" style:font-name-asian="Wingdings" style:font-name-complex="Wingdings" fo:language="en" fo:country="US"/>
    </style:style>
    <style:style style:name="T212" style:parent-style-name="Absatz-Standardschriftart" style:family="text">
      <style:text-properties fo:language="en" fo:country="US"/>
    </style:style>
    <style:style style:name="P213" style:parent-style-name="Listenabsatz" style:family="paragraph"/>
    <style:style style:name="T214" style:parent-style-name="Absatz-Standardschriftart" style:family="text">
      <style:text-properties fo:language="en" fo:country="US"/>
    </style:style>
    <style:style style:name="T215" style:parent-style-name="Absatz-Standardschriftart" style:family="text">
      <style:text-properties style:font-name="Wingdings" style:font-name-asian="Wingdings" style:font-name-complex="Wingdings" fo:language="en" fo:country="US"/>
    </style:style>
    <style:style style:name="T216" style:parent-style-name="Absatz-Standardschriftart" style:family="text">
      <style:text-properties fo:language="en" fo:country="US"/>
    </style:style>
    <style:style style:name="P217" style:parent-style-name="Listenabsatz" style:family="paragraph"/>
    <style:style style:name="T218" style:parent-style-name="Absatz-Standardschriftart" style:family="text">
      <style:text-properties fo:language="en" fo:country="US"/>
    </style:style>
    <style:style style:name="T219" style:parent-style-name="Absatz-Standardschriftart" style:family="text">
      <style:text-properties style:font-name="Wingdings" style:font-name-asian="Wingdings" style:font-name-complex="Wingdings" fo:language="en" fo:country="US"/>
    </style:style>
    <style:style style:name="T220" style:parent-style-name="Absatz-Standardschriftart" style:family="text">
      <style:text-properties fo:language="en" fo:country="US"/>
    </style:style>
    <style:style style:name="P221" style:parent-style-name="Standard" style:family="paragraph">
      <style:text-properties fo:language="en" fo:country="US"/>
    </style:style>
    <style:style style:name="P222" style:parent-style-name="Überschrift2" style:family="paragraph">
      <style:text-properties fo:language="en" fo:country="US"/>
    </style:style>
    <style:style style:name="TableColumn224" style:family="table-column">
      <style:table-column-properties style:column-width="1.0486in" style:use-optimal-column-width="false"/>
    </style:style>
    <style:style style:name="TableColumn225" style:family="table-column">
      <style:table-column-properties style:column-width="1.0486in" style:use-optimal-column-width="false"/>
    </style:style>
    <style:style style:name="TableColumn226" style:family="table-column">
      <style:table-column-properties style:column-width="1.0493in" style:use-optimal-column-width="false"/>
    </style:style>
    <style:style style:name="TableColumn227" style:family="table-column">
      <style:table-column-properties style:column-width="1.0486in" style:use-optimal-column-width="false"/>
    </style:style>
    <style:style style:name="TableColumn228" style:family="table-column">
      <style:table-column-properties style:column-width="1.0486in" style:use-optimal-column-width="false"/>
    </style:style>
    <style:style style:name="TableColumn229" style:family="table-column">
      <style:table-column-properties style:column-width="1.0493in" style:use-optimal-column-width="false"/>
    </style:style>
    <style:style style:name="Table223" style:family="table">
      <style:table-properties style:width="6.293in" fo:margin-left="0in" table:align="lef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margin-bottom="0in" fo:line-height="100%"/>
      <style:text-properties fo:language="en" fo:country="U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in" fo:line-height="100%"/>
      <style:text-properties fo:language="en" fo:country="U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margin-bottom="0in" fo:line-height="100%"/>
      <style:text-properties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margin-bottom="0in" fo:line-height="100%"/>
      <style:text-properties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margin-bottom="0in" fo:line-height="100%"/>
      <style:text-properties fo:language="en" fo:country="US"/>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margin-bottom="0in" fo:line-height="100%"/>
      <style:text-properties fo:language="en" fo:country="US"/>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margin-bottom="0in" fo:line-height="100%"/>
      <style:text-properties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margin-bottom="0in" fo:line-height="100%"/>
      <style:text-properties fo:language="en" fo:country="US"/>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margin-bottom="0in" fo:line-height="100%"/>
      <style:text-properties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margin-bottom="0in" fo:line-height="100%"/>
      <style:text-properties fo:language="en" fo:country="US"/>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margin-bottom="0in" fo:line-height="100%"/>
      <style:text-properties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in" fo:line-height="100%"/>
      <style:text-properties fo:language="en" fo:country="US"/>
    </style:style>
    <style:style style:name="P256" style:parent-style-name="Standard" style:family="paragraph">
      <style:text-properties fo:language="en" fo:country="US"/>
    </style:style>
    <style:style style:name="P257" style:parent-style-name="Standard" style:family="paragraph">
      <style:text-properties fo:language="en" fo:country="US"/>
    </style:style>
    <style:style style:name="P258" style:parent-style-name="Listenabsatz" style:family="paragraph"/>
    <style:style style:name="T259" style:parent-style-name="Absatz-Standardschriftart" style:family="text">
      <style:text-properties fo:language="en" fo:country="US"/>
    </style:style>
    <style:style style:name="T260" style:parent-style-name="Absatz-Standardschriftart" style:family="text">
      <style:text-properties style:font-name="Wingdings" style:font-name-asian="Wingdings" style:font-name-complex="Wingdings" fo:language="en" fo:country="US"/>
    </style:style>
    <style:style style:name="T261" style:parent-style-name="Absatz-Standardschriftart" style:family="text">
      <style:text-properties fo:language="en" fo:country="US"/>
    </style:style>
    <style:style style:name="P262" style:parent-style-name="Listenabsatz" style:family="paragraph"/>
    <style:style style:name="T263" style:parent-style-name="Absatz-Standardschriftart" style:family="text">
      <style:text-properties fo:language="en" fo:country="US"/>
    </style:style>
    <style:style style:name="T264" style:parent-style-name="Absatz-Standardschriftart" style:family="text">
      <style:text-properties style:font-name="Wingdings" style:font-name-asian="Wingdings" style:font-name-complex="Wingdings" fo:language="en" fo:country="US"/>
    </style:style>
    <style:style style:name="T265" style:parent-style-name="Absatz-Standardschriftart" style:family="text">
      <style:text-properties fo:language="en" fo:country="US"/>
    </style:style>
    <style:style style:name="P266" style:parent-style-name="Listenabsatz" style:family="paragraph"/>
    <style:style style:name="T267" style:parent-style-name="Absatz-Standardschriftart" style:family="text">
      <style:text-properties fo:language="en" fo:country="US"/>
    </style:style>
    <style:style style:name="T268" style:parent-style-name="Absatz-Standardschriftart" style:family="text">
      <style:text-properties style:font-name="Wingdings" style:font-name-asian="Wingdings" style:font-name-complex="Wingdings" fo:language="en" fo:country="US"/>
    </style:style>
    <style:style style:name="T269" style:parent-style-name="Absatz-Standardschriftart" style:family="text">
      <style:text-properties fo:language="en" fo:country="US"/>
    </style:style>
    <style:style style:name="P270" style:parent-style-name="Standard" style:family="paragraph">
      <style:text-properties fo:language="en" fo:country="US"/>
    </style:style>
    <style:style style:name="P271" style:parent-style-name="Überschrift2" style:family="paragraph">
      <style:text-properties fo:language="en" fo:country="US"/>
    </style:style>
    <style:style style:name="TableColumn273" style:family="table-column">
      <style:table-column-properties style:column-width="3.1465in"/>
    </style:style>
    <style:style style:name="TableColumn274" style:family="table-column">
      <style:table-column-properties style:column-width="3.1465in"/>
    </style:style>
    <style:style style:name="Table272" style:family="table">
      <style:table-properties style:width="6.293in" fo:margin-left="0in" table:align="lef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margin-bottom="0in" fo:line-height="100%"/>
      <style:text-properties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fo:line-height="100%"/>
      <style:text-properties fo:language="en" fo:country="US"/>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fo:line-height="100%"/>
      <style:text-properties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margin-bottom="0in" fo:line-height="100%"/>
      <style:text-properties fo:language="en" fo:country="US"/>
    </style:style>
    <style:style style:name="P285" style:parent-style-name="Standard" style:family="paragraph">
      <style:text-properties fo:language="en" fo:country="US"/>
    </style:style>
    <style:style style:name="P286" style:parent-style-name="Standard" style:family="paragraph">
      <style:text-properties fo:language="en" fo:country="US"/>
    </style:style>
    <style:style style:name="P287" style:parent-style-name="Listenabsatz" style:family="paragraph"/>
    <style:style style:name="T288" style:parent-style-name="Absatz-Standardschriftart" style:family="text">
      <style:text-properties fo:language="en" fo:country="US"/>
    </style:style>
    <style:style style:name="T289" style:parent-style-name="Absatz-Standardschriftart" style:family="text">
      <style:text-properties style:font-name="Wingdings" style:font-name-asian="Wingdings" style:font-name-complex="Wingding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P292" style:parent-style-name="Listenabsatz" style:family="paragraph"/>
    <style:style style:name="T293" style:parent-style-name="Absatz-Standardschriftart" style:family="text">
      <style:text-properties fo:language="en" fo:country="US"/>
    </style:style>
    <style:style style:name="T294" style:parent-style-name="Absatz-Standardschriftart" style:family="text">
      <style:text-properties style:font-name="Wingdings" style:font-name-asian="Wingdings" style:font-name-complex="Wingdings" fo:language="en" fo:country="US"/>
    </style:style>
    <style:style style:name="T295" style:parent-style-name="Absatz-Standardschriftart" style:family="text">
      <style:text-properties fo:language="en" fo:country="US"/>
    </style:style>
    <style:style style:name="P296" style:parent-style-name="Listenabsatz" style:family="paragraph"/>
    <style:style style:name="T297" style:parent-style-name="Absatz-Standardschriftart" style:family="text">
      <style:text-properties fo:language="en" fo:country="US"/>
    </style:style>
    <style:style style:name="T298" style:parent-style-name="Absatz-Standardschriftart" style:family="text">
      <style:text-properties style:font-name="Wingdings" style:font-name-asian="Wingdings" style:font-name-complex="Wingdings" fo:language="en" fo:country="US"/>
    </style:style>
    <style:style style:name="T299" style:parent-style-name="Absatz-Standardschriftart" style:family="text">
      <style:text-properties fo:language="en" fo:country="US"/>
    </style:style>
    <style:style style:name="P300" style:parent-style-name="Listenabsatz" style:family="paragraph"/>
    <style:style style:name="T301" style:parent-style-name="Absatz-Standardschriftart" style:family="text">
      <style:text-properties fo:language="en" fo:country="US"/>
    </style:style>
    <style:style style:name="T302" style:parent-style-name="Absatz-Standardschriftart" style:family="text">
      <style:text-properties style:font-name="Wingdings" style:font-name-asian="Wingdings" style:font-name-complex="Wingdings" fo:language="en" fo:country="US"/>
    </style:style>
    <style:style style:name="T303" style:parent-style-name="Absatz-Standardschriftart" style:family="text">
      <style:text-properties fo:language="en" fo:country="US"/>
    </style:style>
    <style:style style:name="T304" style:parent-style-name="Absatz-Standardschriftart" style:family="text">
      <style:text-properties fo:language="en" fo:country="US"/>
    </style:style>
    <style:style style:name="P305" style:parent-style-name="Standard" style:family="paragraph">
      <style:text-properties fo:language="en" fo:country="US"/>
    </style:style>
    <style:style style:name="P306" style:parent-style-name="Standard" style:family="paragraph">
      <style:text-properties fo:language="en" fo:country="US"/>
    </style:style>
    <style:style style:name="P307" style:parent-style-name="Standard" style:family="paragraph">
      <style:text-properties fo:language="en" fo:country="US"/>
    </style:style>
    <style:style style:name="P308" style:parent-style-name="Überschrift2" style:family="paragraph">
      <style:text-properties fo:language="en" fo:country="US"/>
    </style:style>
    <style:style style:name="TableColumn310" style:family="table-column">
      <style:table-column-properties style:column-width="3.1465in"/>
    </style:style>
    <style:style style:name="TableColumn311" style:family="table-column">
      <style:table-column-properties style:column-width="3.1465in"/>
    </style:style>
    <style:style style:name="Table309" style:family="table">
      <style:table-properties style:width="6.293in" fo:margin-left="0in" table:align="lef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fo:line-height="100%"/>
      <style:text-properties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fo:line-height="100%"/>
      <style:text-properties fo:language="en" fo:country="US"/>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ext-properties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margin-bottom="0in" fo:line-height="100%"/>
      <style:text-properties fo:language="en" fo:country="US"/>
    </style:style>
    <style:style style:name="P322" style:parent-style-name="Standard" style:family="paragraph">
      <style:text-properties fo:language="en" fo:country="US"/>
    </style:style>
    <style:style style:name="P323" style:parent-style-name="Überschrift2" style:family="paragraph">
      <style:text-properties fo:language="en" fo:country="US"/>
    </style:style>
    <style:style style:name="TableColumn325" style:family="table-column">
      <style:table-column-properties style:column-width="2.2055in"/>
    </style:style>
    <style:style style:name="TableColumn326" style:family="table-column">
      <style:table-column-properties style:column-width="2.1756in"/>
    </style:style>
    <style:style style:name="TableColumn327" style:family="table-column">
      <style:table-column-properties style:column-width="1.9118in"/>
    </style:style>
    <style:style style:name="Table324" style:family="table">
      <style:table-properties style:width="6.293in" fo:margin-left="0in" table:align="lef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margin-bottom="0in" fo:line-height="100%"/>
      <style:text-properties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margin-bottom="0in" fo:line-height="100%"/>
      <style:text-properties fo:language="en" fo:country="US"/>
    </style:style>
    <style:style style:name="TableCell333" style:family="table-cell">
      <style:table-cell-properties fo:border="0.0069in solid #000000" style:writing-mode="lr-tb" fo:padding-top="0in" fo:padding-left="0.0069in" fo:padding-bottom="0in" fo:padding-right="0.0069in"/>
    </style:style>
    <style:style style:name="P334" style:parent-style-name="Standard" style:family="paragraph">
      <style:paragraph-properties fo:margin-bottom="0in" fo:line-height="100%"/>
      <style:text-properties fo:language="en" fo:country="US"/>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margin-bottom="0in" fo:line-height="100%"/>
      <style:text-properties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margin-bottom="0in" fo:line-height="100%"/>
      <style:text-properties fo:language="en" fo:country="US"/>
    </style:style>
    <style:style style:name="TableCell340" style:family="table-cell">
      <style:table-cell-properties fo:border="0.0069in solid #000000" style:writing-mode="lr-tb" fo:padding-top="0in" fo:padding-left="0.0069in" fo:padding-bottom="0in" fo:padding-right="0.0069in"/>
    </style:style>
    <style:style style:name="P341" style:parent-style-name="Standard" style:family="paragraph">
      <style:paragraph-properties fo:margin-bottom="0in" fo:line-height="100%"/>
      <style:text-properties fo:language="en" fo:country="US"/>
    </style:style>
    <style:style style:name="P342" style:parent-style-name="Standard" style:family="paragraph">
      <style:text-properties fo:language="en" fo:country="US"/>
    </style:style>
    <style:style style:name="P343" style:parent-style-name="Standard" style:family="paragraph">
      <style:text-properties fo:language="en" fo:country="US"/>
    </style:style>
    <style:style style:name="P344" style:parent-style-name="Listenabsatz" style:family="paragraph"/>
    <style:style style:name="T345" style:parent-style-name="Absatz-Standardschriftart" style:family="text">
      <style:text-properties fo:language="en" fo:country="US"/>
    </style:style>
    <style:style style:name="T346" style:parent-style-name="Absatz-Standardschriftart" style:family="text">
      <style:text-properties style:font-name="Wingdings" style:font-name-asian="Wingdings" style:font-name-complex="Wingdings" fo:language="en" fo:country="US"/>
    </style:style>
    <style:style style:name="T347" style:parent-style-name="Absatz-Standardschriftart" style:family="text">
      <style:text-properties fo:language="en" fo:country="US"/>
    </style:style>
    <style:style style:name="P348" style:parent-style-name="Listenabsatz" style:family="paragraph"/>
    <style:style style:name="T349" style:parent-style-name="Absatz-Standardschriftart" style:family="text">
      <style:text-properties fo:language="en" fo:country="US"/>
    </style:style>
    <style:style style:name="T350" style:parent-style-name="Absatz-Standardschriftart" style:family="text">
      <style:text-properties style:font-name="Wingdings" style:font-name-asian="Wingdings" style:font-name-complex="Wingdings" fo:language="en" fo:country="US"/>
    </style:style>
    <style:style style:name="T351" style:parent-style-name="Absatz-Standardschriftart" style:family="text">
      <style:text-properties fo:language="en" fo:country="US"/>
    </style:style>
    <style:style style:name="P352" style:parent-style-name="Listenabsatz" style:family="paragraph"/>
    <style:style style:name="T353" style:parent-style-name="Absatz-Standardschriftart" style:family="text">
      <style:text-properties fo:language="en" fo:country="US"/>
    </style:style>
    <style:style style:name="T354" style:parent-style-name="Absatz-Standardschriftart" style:family="text">
      <style:text-properties style:font-name="Wingdings" style:font-name-asian="Wingdings" style:font-name-complex="Wingdings" fo:language="en" fo:country="US"/>
    </style:style>
    <style:style style:name="T355" style:parent-style-name="Absatz-Standardschriftart" style:family="text">
      <style:text-properties fo:language="en" fo:country="US"/>
    </style:style>
    <style:style style:name="P356" style:parent-style-name="Standard" style:family="paragraph">
      <style:text-properties fo:language="en" fo:country="US"/>
    </style:style>
    <style:style style:name="P357" style:parent-style-name="Überschrift2" style:family="paragraph">
      <style:text-properties fo:language="en" fo:country="US"/>
    </style:style>
    <style:style style:name="TableColumn359" style:family="table-column">
      <style:table-column-properties style:column-width="3.1465in"/>
    </style:style>
    <style:style style:name="TableColumn360" style:family="table-column">
      <style:table-column-properties style:column-width="3.1465in"/>
    </style:style>
    <style:style style:name="Table358" style:family="table">
      <style:table-properties style:width="6.293in" fo:margin-left="0in" table:align="lef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margin-bottom="0in" fo:line-height="100%"/>
      <style:text-properties fo:language="en" fo:country="US"/>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fo:line-height="100%"/>
      <style:text-properties fo:language="en" fo:country="U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margin-bottom="0in" fo:line-height="100%"/>
      <style:text-properties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margin-bottom="0in" fo:line-height="100%"/>
      <style:text-properties fo:language="en" fo:country="US"/>
    </style:style>
    <style:style style:name="P371" style:parent-style-name="Standard" style:family="paragraph">
      <style:text-properties fo:language="en" fo:country="US"/>
    </style:style>
    <style:style style:name="P372" style:parent-style-name="Überschrift2" style:family="paragraph">
      <style:text-properties fo:language="en" fo:country="US"/>
    </style:style>
    <style:style style:name="TableColumn374" style:family="table-column">
      <style:table-column-properties style:column-width="3.1687in"/>
    </style:style>
    <style:style style:name="TableColumn375" style:family="table-column">
      <style:table-column-properties style:column-width="3.1263in"/>
    </style:style>
    <style:style style:name="Table373" style:family="table">
      <style:table-properties style:width="6.2951in" fo:margin-left="0in" table:align="left"/>
    </style:style>
    <style:style style:name="TableRow376" style:family="table-row">
      <style:table-row-properties style:min-row-height="0.1819in"/>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margin-bottom="0in" fo:line-height="100%"/>
      <style:text-properties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margin-bottom="0in" fo:line-height="100%"/>
      <style:text-properties fo:language="en" fo:country="US"/>
    </style:style>
    <style:style style:name="TableRow381" style:family="table-row">
      <style:table-row-properties style:min-row-height="0.1722in"/>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text-properties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margin-bottom="0in" fo:line-height="100%"/>
      <style:text-properties fo:language="en" fo:country="US"/>
    </style:style>
    <style:style style:name="P386" style:parent-style-name="Standard" style:family="paragraph">
      <style:text-properties fo:language="en" fo:country="US"/>
    </style:style>
    <style:style style:name="P387" style:parent-style-name="Überschrift2" style:family="paragraph">
      <style:text-properties fo:language="en" fo:country="US"/>
    </style:style>
    <style:style style:name="P388" style:parent-style-name="Standard" style:family="paragraph">
      <style:text-properties fo:language="en" fo:country="US"/>
    </style:style>
    <style:style style:name="P389" style:parent-style-name="Überschrift2" style:family="paragraph">
      <style:text-properties fo:language="en" fo:country="US"/>
    </style:style>
    <style:style style:name="P390" style:parent-style-name="Standard" style:family="paragraph">
      <style:text-properties fo:language="en" fo:country="US"/>
    </style:style>
    <style:style style:name="P391" style:parent-style-name="Überschrift2" style:family="paragraph">
      <style:text-properties fo:language="en" fo:country="US"/>
    </style:style>
    <style:style style:name="P392" style:parent-style-name="Standard" style:family="paragraph">
      <style:text-properties fo:language="en" fo:country="US"/>
    </style:style>
    <style:style style:name="P393" style:parent-style-name="Überschrift2" style:family="paragraph">
      <style:text-properties fo:language="en" fo:country="US"/>
    </style:style>
    <style:style style:name="TableColumn395" style:family="table-column">
      <style:table-column-properties style:column-width="0.5875in" style:use-optimal-column-width="false"/>
    </style:style>
    <style:style style:name="TableColumn396" style:family="table-column">
      <style:table-column-properties style:column-width="0.8861in" style:use-optimal-column-width="false"/>
    </style:style>
    <style:style style:name="TableColumn397" style:family="table-column">
      <style:table-column-properties style:column-width="0.7875in" style:use-optimal-column-width="false"/>
    </style:style>
    <style:style style:name="TableColumn398" style:family="table-column">
      <style:table-column-properties style:column-width="0.7875in" style:use-optimal-column-width="false"/>
    </style:style>
    <style:style style:name="TableColumn399" style:family="table-column">
      <style:table-column-properties style:column-width="1.7715in" style:use-optimal-column-width="false"/>
    </style:style>
    <style:style style:name="TableColumn400" style:family="table-column">
      <style:table-column-properties style:column-width="1.0826in" style:use-optimal-column-width="false"/>
    </style:style>
    <style:style style:name="TableColumn401" style:family="table-column">
      <style:table-column-properties style:column-width="1.1812in" style:use-optimal-column-width="false"/>
    </style:style>
    <style:style style:name="Table394" style:family="table">
      <style:table-properties style:width="7.084in" fo:margin-left="0in" table:align="left"/>
    </style:style>
    <style:style style:name="TableRow402" style:family="table-row">
      <style:table-row-properties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fo:line-height="100%"/>
      <style:text-properties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fo:line-height="100%"/>
      <style:text-properties fo:language="en" fo:country="US"/>
    </style:style>
    <style:style style:name="TableCell407" style:family="table-cell">
      <style:table-cell-properties fo:border="0.0069in solid #000000" style:writing-mode="lr-tb" fo:padding-top="0in" fo:padding-left="0.0069in" fo:padding-bottom="0in" fo:padding-right="0.0069in"/>
    </style:style>
    <style:style style:name="P408" style:parent-style-name="Standard" style:family="paragraph">
      <style:paragraph-properties fo:margin-bottom="0in" fo:line-height="100%"/>
      <style:text-properties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text-properties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in" fo:line-height="100%"/>
      <style:text-properties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in" fo:line-height="100%"/>
      <style:text-properties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in" fo:line-height="100%"/>
      <style:text-properties fo:language="en" fo:country="US"/>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fo:line-height="100%"/>
      <style:text-properties fo:language="en" fo:country="U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bottom="0in" fo:line-height="100%"/>
      <style:text-properties fo:language="en" fo:country="US"/>
    </style:style>
    <style:style style:name="TableCell422" style:family="table-cell">
      <style:table-cell-properties fo:border="0.0069in solid #000000" style:writing-mode="lr-tb" fo:padding-top="0in" fo:padding-left="0.0069in" fo:padding-bottom="0in" fo:padding-right="0.0069in"/>
    </style:style>
    <style:style style:name="P423" style:parent-style-name="Standard" style:family="paragraph">
      <style:paragraph-properties fo:margin-bottom="0in" fo:line-height="100%"/>
      <style:text-properties fo:language="en" fo:country="US"/>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fo:line-height="100%"/>
      <style:text-properties fo:language="en" fo:country="U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fo:line-height="100%"/>
      <style:text-properties fo:language="en" fo:country="U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fo:line-height="100%"/>
      <style:text-properties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text-properties fo:language="en" fo:country="US"/>
    </style:style>
    <style:style style:name="P432" style:parent-style-name="Standard" style:family="paragraph">
      <style:text-properties fo:language="en" fo:country="US"/>
    </style:style>
    <style:style style:name="P433" style:parent-style-name="Standard" style:family="paragraph">
      <style:text-properties fo:language="en" fo:country="US"/>
    </style:style>
    <style:style style:name="P434" style:parent-style-name="Standard" style:family="paragraph">
      <style:text-properties fo:language="en" fo:country="US"/>
    </style:style>
    <style:style style:name="P435" style:parent-style-name="Standard" style:family="paragraph">
      <style:text-properties fo:language="en" fo:country="US"/>
    </style:style>
    <style:style style:name="P436" style:parent-style-name="Standard" style:family="paragraph">
      <style:text-properties fo:language="en" fo:country="US"/>
    </style:style>
    <style:style style:name="P437" style:parent-style-name="Überschrift2" style:family="paragraph">
      <style:text-properties fo:language="en" fo:country="US"/>
    </style:style>
    <style:style style:name="TableColumn439" style:family="table-column">
      <style:table-column-properties style:column-width="3.1465in"/>
    </style:style>
    <style:style style:name="TableColumn440" style:family="table-column">
      <style:table-column-properties style:column-width="3.1465in"/>
    </style:style>
    <style:style style:name="Table438" style:family="table">
      <style:table-properties style:width="6.293in" fo:margin-left="0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fo:line-height="100%"/>
      <style:text-properties fo:language="en" fo:country="US"/>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margin-bottom="0in" fo:line-height="100%"/>
      <style:text-properties fo:language="en" fo:country="US"/>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fo:line-height="100%"/>
      <style:text-properties fo:language="en" fo:country="US"/>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fo:line-height="100%"/>
      <style:text-properties fo:language="en" fo:country="US"/>
    </style:style>
    <style:style style:name="P451" style:parent-style-name="Standard" style:family="paragraph">
      <style:text-properties fo:language="en" fo:country="US"/>
    </style:style>
    <style:style style:name="P452" style:parent-style-name="Standard" style:family="paragraph">
      <style:text-properties fo:language="en" fo:country="US"/>
    </style:style>
    <style:style style:name="P453" style:parent-style-name="Listenabsatz" style:family="paragraph">
      <style:text-properties fo:language="en" fo:country="US"/>
    </style:style>
    <style:style style:name="P454" style:parent-style-name="Listenabsatz" style:family="paragraph">
      <style:text-properties fo:language="en" fo:country="US"/>
    </style:style>
    <style:style style:name="P455" style:parent-style-name="Listenabsatz" style:family="paragraph">
      <style:text-properties fo:language="en" fo:country="US"/>
    </style:style>
    <style:style style:name="P456" style:parent-style-name="Standard" style:family="paragraph">
      <style:text-properties fo:language="en" fo:country="US"/>
    </style:style>
    <style:style style:name="T457" style:parent-style-name="Absatz-Standardschriftart" style:family="text">
      <style:text-properties fo:language="en" fo:country="US"/>
    </style:style>
    <style:style style:name="T458" style:parent-style-name="Absatz-Standardschriftart" style:family="text">
      <style:text-properties style:text-position="super 63.6%" fo:language="en" fo:country="US"/>
    </style:style>
    <style:style style:name="T459" style:parent-style-name="Absatz-Standardschriftart" style:family="text">
      <style:text-properties fo:language="en" fo:country="US"/>
    </style:style>
    <style:style style:name="T460" style:parent-style-name="Absatz-Standardschriftart" style:family="text">
      <style:text-properties fo:language="en" fo:country="US"/>
    </style:style>
    <style:style style:name="T461" style:parent-style-name="Absatz-Standardschriftart" style:family="text">
      <style:text-properties style:text-position="super 63.6%" fo:language="en" fo:country="US"/>
    </style:style>
    <style:style style:name="T462" style:parent-style-name="Absatz-Standardschriftart" style:family="text">
      <style:text-properties fo:language="en" fo:country="US"/>
    </style:style>
    <style:style style:name="T463" style:parent-style-name="Absatz-Standardschriftart" style:family="text">
      <style:text-properties fo:language="en" fo:country="US"/>
    </style:style>
    <style:style style:name="T464" style:parent-style-name="Absatz-Standardschriftart" style:family="text">
      <style:text-properties style:text-position="super 63.6%" fo:language="en" fo:country="US"/>
    </style:style>
    <style:style style:name="T465" style:parent-style-name="Absatz-Standardschriftart" style:family="text">
      <style:text-properties fo:language="en" fo:country="US"/>
    </style:style>
    <style:style style:name="T466" style:parent-style-name="Absatz-Standardschriftart" style:family="text">
      <style:text-properties fo:language="en" fo:country="US"/>
    </style:style>
    <style:style style:name="T467" style:parent-style-name="Absatz-Standardschriftart" style:family="text">
      <style:text-properties style:text-position="super 63.6%" fo:language="en" fo:country="US"/>
    </style:style>
    <style:style style:name="T468" style:parent-style-name="Absatz-Standardschriftart" style:family="text">
      <style:text-properties fo:language="en" fo:country="US"/>
    </style:style>
    <style:style style:name="P469" style:parent-style-name="Standard" style:family="paragraph">
      <style:text-properties fo:language="en" fo:country="US"/>
    </style:style>
    <style:style style:name="P470" style:parent-style-name="Standard" style:family="paragraph">
      <style:text-properties fo:language="en" fo:country="US"/>
    </style:style>
    <style:style style:name="P471" style:parent-style-name="Überschrift5" style:family="paragraph">
      <style:text-properties fo:language="en" fo:country="US"/>
    </style:style>
    <style:style style:name="P472" style:parent-style-name="Standard" style:family="paragraph">
      <style:text-properties fo:language="en" fo:country="US"/>
    </style:style>
    <style:style style:name="P473" style:parent-style-name="Überschrift2" style:family="paragraph">
      <style:text-properties fo:language="en" fo:country="US"/>
    </style:style>
    <style:style style:name="P474" style:parent-style-name="Standard" style:family="paragraph">
      <style:text-properties fo:language="en" fo:country="US"/>
    </style:style>
    <style:style style:name="T475" style:parent-style-name="Absatz-Standardschriftart" style:family="text">
      <style:text-properties fo:language="en" fo:country="US"/>
    </style:style>
    <style:style style:name="T476" style:parent-style-name="Absatz-Standardschriftart" style:family="text">
      <style:text-properties style:font-name="Wingdings" style:font-name-asian="Wingdings" style:font-name-complex="Wingdings" fo:language="en" fo:country="US"/>
    </style:style>
    <style:style style:name="T477" style:parent-style-name="Absatz-Standardschriftart" style:family="text">
      <style:text-properties fo:language="en" fo:country="US"/>
    </style:style>
    <style:style style:name="T478" style:parent-style-name="Absatz-Standardschriftart" style:family="text">
      <style:text-properties fo:language="en" fo:country="US"/>
    </style:style>
    <style:style style:name="T479" style:parent-style-name="Absatz-Standardschriftart" style:family="text">
      <style:text-properties fo:language="en" fo:country="US"/>
    </style:style>
    <style:style style:name="T480" style:parent-style-name="Absatz-Standardschriftart" style:family="text">
      <style:text-properties style:font-name="Wingdings" style:font-name-asian="Wingdings" style:font-name-complex="Wingdings" fo:language="en" fo:country="US"/>
    </style:style>
    <style:style style:name="T481" style:parent-style-name="Absatz-Standardschriftart" style:family="text">
      <style:text-properties fo:language="en" fo:country="US"/>
    </style:style>
    <style:style style:name="P482" style:parent-style-name="Standard" style:family="paragraph">
      <style:text-properties fo:language="en" fo:country="US"/>
    </style:style>
    <style:style style:name="P483" style:parent-style-name="Überschrift5" style:family="paragraph">
      <style:text-properties fo:language="en" fo:country="US"/>
    </style:style>
    <style:style style:name="P484" style:parent-style-name="Standard" style:family="paragraph">
      <style:text-properties fo:language="en" fo:country="US"/>
    </style:style>
    <style:style style:name="P485" style:parent-style-name="Listenabsatz" style:family="paragraph">
      <style:text-properties fo:language="en" fo:country="US"/>
    </style:style>
    <style:style style:name="P486" style:parent-style-name="Listenabsatz" style:family="paragraph">
      <style:text-properties fo:language="en" fo:country="US"/>
    </style:style>
    <style:style style:name="P487" style:parent-style-name="Listenabsatz" style:family="paragraph">
      <style:text-properties fo:language="en" fo:country="US"/>
    </style:style>
    <style:style style:name="P488" style:parent-style-name="Listenabsatz" style:family="paragraph">
      <style:text-properties fo:language="en" fo:country="US"/>
    </style:style>
    <style:style style:name="P489" style:parent-style-name="Listenabsatz" style:family="paragraph">
      <style:text-properties fo:language="en" fo:country="US"/>
    </style:style>
    <style:style style:name="P490" style:parent-style-name="Standard" style:family="paragraph">
      <style:text-properties fo:language="en" fo:country="US"/>
    </style:style>
    <style:style style:name="P491" style:parent-style-name="Listenabsatz" style:family="paragraph">
      <style:text-properties fo:language="en" fo:country="US"/>
    </style:style>
    <style:style style:name="P492" style:parent-style-name="Listenabsatz" style:family="paragraph">
      <style:text-properties fo:language="en" fo:country="US"/>
    </style:style>
    <style:style style:name="P493" style:parent-style-name="Listenabsatz" style:family="paragraph"/>
    <style:style style:name="T494" style:parent-style-name="Absatz-Standardschriftart" style:family="text">
      <style:text-properties fo:language="en" fo:country="US"/>
    </style:style>
    <style:style style:name="T495" style:parent-style-name="Absatz-Standardschriftart" style:family="text">
      <style:text-properties fo:language="en" fo:country="US"/>
    </style:style>
  </office:automatic-styles>
  <office:body>
    <office:text text:use-soft-page-breaks="true">
      <text:p text:style-name="P1">PikeMQ Messaging Protocol</text:p>
      <text:p text:style-name="P2">Version 0.1</text:p>
      <text:p text:style-name="P3"/>
      <text:h text:style-name="P4" text:outline-level="2">What is PikeMQ</text:h>
      <text:p text:style-name="P5">PikeMQ is designed as lightweight a subset of MQTT (at least featurewise!). In contrast to most MQTT implementations the idea of<text:s/>Pike is not to have a large-scale capable infrastructure, but instead to have a simple lightweight library, that empowers applications to take on the serverrole without the need for additional infrastructure.</text:p>
      <text:p text:style-name="P6">In order to preserve the intended simplicity of<text:s/>the protocol and the libraries some of the features known from MQTT have been omitted, most notably:</text:p>
      <text:list text:style-name="LFO1" text:continue-numbering="true">
        <text:list-item>
          <text:p text:style-name="P7">Persistent sessions</text:p>
        </text:list-item>
        <text:list-item>
          <text:p text:style-name="P8">Retained Messages</text:p>
        </text:list-item>
      </text:list>
      <text:p text:style-name="P9">In general Pike uses very similar structures to MQTT while trying to remove complexity where appropriate, an also to tackle some of the – perceived – deficiencies of MQTT.</text:p>
      <text:h text:style-name="Überschrift1" text:outline-level="1">Frametypes</text:h>
      <text:list text:style-name="LFO2" text:continue-numbering="true">
        <text:list-item>
          <text:p text:style-name="P10">Connect</text:p>
          <text:list text:continue-numbering="true">
            <text:list-item>
              <text:p text:style-name="P11">ConAck</text:p>
            </text:list-item>
            <text:list-item>
              <text:p text:style-name="P12">ConRefused</text:p>
            </text:list-item>
          </text:list>
        </text:list-item>
        <text:list-item>
          <text:p text:style-name="P13">Publish</text:p>
          <text:list text:continue-numbering="true">
            <text:list-item>
              <text:p text:style-name="P14">PubAck</text:p>
            </text:list-item>
            <text:list-item>
              <text:p text:style-name="P15">PubRefused</text:p>
            </text:list-item>
          </text:list>
        </text:list-item>
        <text:list-item>
          <text:p text:style-name="P16">Subscribe</text:p>
          <text:list text:continue-numbering="true">
            <text:list-item>
              <text:p text:style-name="P17">SubAck</text:p>
            </text:list-item>
            <text:list-item>
              <text:p text:style-name="P18">SubRefused</text:p>
            </text:list-item>
          </text:list>
        </text:list-item>
        <text:list-item>
          <text:p text:style-name="P19">Unsub</text:p>
          <text:list text:continue-numbering="true">
            <text:list-item>
              <text:p text:style-name="P20">UnsubAck</text:p>
            </text:list-item>
          </text:list>
        </text:list-item>
        <text:list-item>
          <text:p text:style-name="P21">Disconnect</text:p>
        </text:list-item>
        <text:list-item>
          <text:p text:style-name="P22">Ping</text:p>
          <text:list text:continue-numbering="true">
            <text:list-item>
              <text:p text:style-name="P23">PingAck</text:p>
            </text:list-item>
          </text:list>
        </text:list-item>
      </text:list>
      <text:p text:style-name="Standard"/>
      <text:h text:style-name="Überschrift2" text:outline-level="2">Encoding</text:h>
      <table:table table:style-name="Table24">
        <table:table-columns>
          <table:table-column table:style-name="TableColumn25"/>
          <table:table-column table:style-name="TableColumn26"/>
        </table:table-columns>
        <table:table-row table:style-name="TableRow27">
          <table:table-cell table:style-name="TableCell28">
            <text:p text:style-name="P29">Type</text:p>
          </table:table-cell>
          <table:table-cell table:style-name="TableCell30">
            <text:p text:style-name="P31">Code</text:p>
          </table:table-cell>
        </table:table-row>
        <table:table-row table:style-name="TableRow32">
          <table:table-cell table:style-name="TableCell33">
            <text:p text:style-name="P34">Connect</text:p>
          </table:table-cell>
          <table:table-cell table:style-name="TableCell35">
            <text:p text:style-name="P36">0x01</text:p>
          </table:table-cell>
        </table:table-row>
        <table:table-row table:style-name="TableRow37">
          <table:table-cell table:style-name="TableCell38">
            <text:p text:style-name="P39">ConReply (Ack/Nack)</text:p>
          </table:table-cell>
          <table:table-cell table:style-name="TableCell40">
            <text:p text:style-name="P41">0x02</text:p>
          </table:table-cell>
        </table:table-row>
        <table:table-row table:style-name="TableRow42">
          <table:table-cell table:style-name="TableCell43">
            <text:p text:style-name="P44">Publish</text:p>
          </table:table-cell>
          <table:table-cell table:style-name="TableCell45">
            <text:p text:style-name="P46">0x03</text:p>
          </table:table-cell>
        </table:table-row>
        <text:soft-page-break/>
        <table:table-row table:style-name="TableRow47">
          <table:table-cell table:style-name="TableCell48">
            <text:p text:style-name="P49">PubReply (Ack/Nack)</text:p>
          </table:table-cell>
          <table:table-cell table:style-name="TableCell50">
            <text:p text:style-name="P51">0x04</text:p>
          </table:table-cell>
        </table:table-row>
        <table:table-row table:style-name="TableRow52">
          <table:table-cell table:style-name="TableCell53">
            <text:p text:style-name="P54">Subscribe</text:p>
          </table:table-cell>
          <table:table-cell table:style-name="TableCell55">
            <text:p text:style-name="P56">0x08</text:p>
          </table:table-cell>
        </table:table-row>
        <table:table-row table:style-name="TableRow57">
          <table:table-cell table:style-name="TableCell58">
            <text:p text:style-name="P59">SubReply (Ack/Nack)</text:p>
          </table:table-cell>
          <table:table-cell table:style-name="TableCell60">
            <text:p text:style-name="P61">0x09</text:p>
          </table:table-cell>
        </table:table-row>
        <table:table-row table:style-name="TableRow62">
          <table:table-cell table:style-name="TableCell63">
            <text:p text:style-name="P64">Unsub</text:p>
          </table:table-cell>
          <table:table-cell table:style-name="TableCell65">
            <text:p text:style-name="P66">0x0A</text:p>
          </table:table-cell>
        </table:table-row>
        <table:table-row table:style-name="TableRow67">
          <table:table-cell table:style-name="TableCell68">
            <text:p text:style-name="P69">UnsubReply</text:p>
          </table:table-cell>
          <table:table-cell table:style-name="TableCell70">
            <text:p text:style-name="P71">0x0B</text:p>
          </table:table-cell>
        </table:table-row>
        <table:table-row table:style-name="TableRow72">
          <table:table-cell table:style-name="TableCell73">
            <text:p text:style-name="P74">Ping</text:p>
          </table:table-cell>
          <table:table-cell table:style-name="TableCell75">
            <text:p text:style-name="P76">0x0C</text:p>
          </table:table-cell>
        </table:table-row>
        <table:table-row table:style-name="TableRow77">
          <table:table-cell table:style-name="TableCell78">
            <text:p text:style-name="P79">PingAck</text:p>
          </table:table-cell>
          <table:table-cell table:style-name="TableCell80">
            <text:p text:style-name="P81">0x0D</text:p>
          </table:table-cell>
        </table:table-row>
        <table:table-row table:style-name="TableRow82">
          <table:table-cell table:style-name="TableCell83">
            <text:p text:style-name="P84">Disconnect</text:p>
          </table:table-cell>
          <table:table-cell table:style-name="TableCell85">
            <text:p text:style-name="P86">0x0E</text:p>
          </table:table-cell>
        </table:table-row>
        <table:table-row table:style-name="TableRow87">
          <table:table-cell table:style-name="TableCell88">
            <text:p text:style-name="P89">ChannelEvent</text:p>
          </table:table-cell>
          <table:table-cell table:style-name="TableCell90">
            <text:p text:style-name="P91">0x0F</text:p>
          </table:table-cell>
        </table:table-row>
        <table:table-row table:style-name="TableRow92">
          <table:table-cell table:style-name="TableCell93">
            <text:p text:style-name="P94">EventAck</text:p>
          </table:table-cell>
          <table:table-cell table:style-name="TableCell95">
            <text:p text:style-name="P96">0x10</text:p>
          </table:table-cell>
        </table:table-row>
        <table:table-row table:style-name="TableRow97">
          <table:table-cell table:style-name="TableCell98">
            <text:p text:style-name="P99">RFU</text:p>
          </table:table-cell>
          <table:table-cell table:style-name="TableCell100">
            <text:p text:style-name="P101">0x00</text:p>
          </table:table-cell>
        </table:table-row>
      </table:table>
      <text:p text:style-name="Standard"/>
      <text:h text:style-name="P102" text:outline-level="2">Length Encoding (Multi-Byte-Encoding)</text:h>
      <text:p text:style-name="P103">In contrast to MQTT we skip on the rather complicated encoding of lengths in favor of just using 2 Bytes, resulting in a maximum framelength of 2^16 Bytes.</text:p>
      <text:h text:style-name="Überschrift2" text:outline-level="2"><text:span text:style-name="T104">Channel/Topic Names</text:span></text:h>
      <text:p text:style-name="P105">A channel/topic name can be any valid UTF-8 string with a maximum length of 16k<text:s/>characters.</text:p>
      <text:p text:style-name="P106"/>
      <text:h text:style-name="P107" text:outline-level="2">Security</text:h>
      <text:p text:style-name="P108">PikeMQ offers basic options for security, meaning, that the connection frame offers a field that can be used to indicate an encryption setting (e.g. by sending the index of a key in a given keystore). This boils down to two things:</text:p>
      <text:list text:style-name="LFO2" text:continue-numbering="true">
        <text:list-item>
          <text:p text:style-name="P109">Pike embedded security can only use stream ciphers. All Pike implementations shall assume, that the full payload of all frames is encrypted, i.e. all data except the leading STX + Frame length and the trailing ETX.</text:p>
        </text:list-item>
        <text:list-item>
          <text:p text:style-name="P110">If advanced security is required, use OS supplied point to point connections (e.g. IPSEC)</text:p>
        </text:list-item>
      </text:list>
      <text:p text:style-name="P111">Pike also does not provide the Username/Password feature that is present in MQTT by default, however it can be implemented by applications using Pike without protocol modifications by supplying Username + Password in the SecData field of the connection request. Note, that the connection request will usually never be encrypted, so this is pseudo-secure (or: at least not more or less secure than basic MQTT).</text:p>
      <text:p text:style-name="P112"/>
      <text:h text:style-name="P113" text:outline-level="2">Quality of Service</text:h>
      <text:p text:style-name="P114">The quality of service setting for<text:s/>each published message has the following meaning</text:p>
      <text:h text:style-name="P115" text:outline-level="4">“Best Effort”</text:h>
      <text:p text:style-name="P116">The server will not ACK the message and just relay it to any clients listening on the channel. If nobody is listening, the message will be discarded, if the server had no capacity to dispatch the message, it is discarded.</text:p>
      <text:h text:style-name="P117" text:outline-level="4">“Guaranteed Dispatch”</text:h>
      <text:p text:style-name="P118">The server will explicitly ACK the message upon reception. The client can be sure, that the message will be dispatched by the server. However: If nobody is listening, the message will be discarded</text:p>
      <text:soft-page-break/>
      <text:h text:style-name="P119" text:outline-level="4">“Guaranteed Delivery”</text:h>
      <text:p text:style-name="P120">The server will ACK the message, if at least one recipient is present. If nobody is listening, the server will send a NACK with an additional flag, to denote this.</text:p>
      <text:p text:style-name="P121">Note, that nothing is queued ever – the server is allowed to use internal queues in order to organize sending of messages, but it shall not try to be a memory for connecting clients.</text:p>
      <text:p text:style-name="P122"/>
      <text:h text:style-name="P123" text:outline-level="2">Basic Framelayout</text:h>
      <table:table table:style-name="Table124">
        <table:table-columns>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STX</text:p>
          </table:table-cell>
          <table:table-cell table:style-name="TableCell134">
            <text:p text:style-name="P135">Frame length<text:s/></text:p>
          </table:table-cell>
          <table:table-cell table:style-name="TableCell136">
            <text:p text:style-name="P137">TTL (?)</text:p>
          </table:table-cell>
          <table:table-cell table:style-name="TableCell138">
            <text:p text:style-name="P139">Frame type</text:p>
          </table:table-cell>
          <table:table-cell table:style-name="TableCell140">
            <text:p text:style-name="P141">Frame specific Data</text:p>
          </table:table-cell>
          <table:table-cell table:style-name="TableCell142">
            <text:p text:style-name="P143">ETX</text:p>
          </table:table-cell>
        </table:table-row>
      </table:table>
      <text:p text:style-name="P144"/>
      <text:p text:style-name="P145">The length is a multibyte thingy and includes all following data<text:s/>except the ETX.</text:p>
      <text:p text:style-name="P146"/>
      <text:h text:style-name="P147" text:outline-level="2">The Connect Frame</text:h>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Protocolversion</text:p>
          </table:table-cell>
          <table:table-cell table:style-name="TableCell160">
            <text:p text:style-name="P161">Client ID</text:p>
          </table:table-cell>
          <table:table-cell table:style-name="TableCell162">
            <text:p text:style-name="P163">Security Data Len</text:p>
          </table:table-cell>
          <table:table-cell table:style-name="TableCell164">
            <text:p text:style-name="P165">Security Data</text:p>
          </table:table-cell>
          <table:table-cell table:style-name="TableCell166">
            <text:p text:style-name="P167">LastWillChanLen</text:p>
          </table:table-cell>
          <table:table-cell table:style-name="TableCell168">
            <text:p text:style-name="P169">LastWillChan</text:p>
          </table:table-cell>
          <table:table-cell table:style-name="TableCell170">
            <text:p text:style-name="P171">Lastwill Length</text:p>
          </table:table-cell>
          <table:table-cell table:style-name="TableCell172">
            <text:p text:style-name="P173">Lastwill Message</text:p>
          </table:table-cell>
        </table:table-row>
        <table:table-row table:style-name="TableRow174">
          <table:table-cell table:style-name="TableCell175">
            <text:p text:style-name="P176">1 Byte, 0x01, as of now</text:p>
          </table:table-cell>
          <table:table-cell table:style-name="TableCell177">
            <text:p text:style-name="P178">Max 16 Byte, 0x00 terminated.</text:p>
          </table:table-cell>
          <table:table-cell table:style-name="TableCell179">
            <text:p text:style-name="P180">2 Byte</text:p>
          </table:table-cell>
          <table:table-cell table:style-name="TableCell181">
            <text:p text:style-name="P182">SecData Len byte</text:p>
          </table:table-cell>
          <table:table-cell table:style-name="TableCell183">
            <text:p text:style-name="P184">2 Byte</text:p>
          </table:table-cell>
          <table:table-cell table:style-name="TableCell185">
            <text:p text:style-name="P186">ChanLen<text:s/>Bytes</text:p>
          </table:table-cell>
          <table:table-cell table:style-name="TableCell187">
            <text:p text:style-name="P188">2 Byte</text:p>
          </table:table-cell>
          <table:table-cell table:style-name="TableCell189">
            <text:p text:style-name="P190">lastWillLength Bytes</text:p>
          </table:table-cell>
        </table:table-row>
      </table:table>
      <text:p text:style-name="P191"/>
      <text:p text:style-name="P192">The security data field can be used for a custom security implementation, e.g. by using it to index into a keystore to retrieve the key for a symmetric cipher.</text:p>
      <text:p text:style-name="P193">TBD: Password? Security?</text:p>
      <text:h text:style-name="P194" text:outline-level="2">ConReply Frame, Data</text:h>
      <table:table table:style-name="Table195">
        <table:table-columns>
          <table:table-column table:style-name="TableColumn196"/>
        </table:table-columns>
        <table:table-row table:style-name="TableRow197">
          <table:table-cell table:style-name="TableCell198">
            <text:p text:style-name="P199">Status Code</text:p>
          </table:table-cell>
        </table:table-row>
        <table:table-row table:style-name="TableRow200">
          <table:table-cell table:style-name="TableCell201">
            <text:p text:style-name="P202">1 Byte</text:p>
          </table:table-cell>
        </table:table-row>
      </table:table>
      <text:p text:style-name="P203"/>
      <text:p text:style-name="P204">Valid Codes:</text:p>
      <text:list text:style-name="LFO7" text:continue-numbering="true">
        <text:list-item>
          <text:p text:style-name="P205"><text:span text:style-name="T206">0x00<text:s/></text:span><text:span text:style-name="T207"></text:span><text:span text:style-name="T208"><text:s/>Connection Established</text:span></text:p>
        </text:list-item>
        <text:list-item>
          <text:p text:style-name="P209"><text:span text:style-name="T210">0x01<text:s/></text:span><text:span text:style-name="T211"></text:span><text:span text:style-name="T212"><text:s/>Connection Refused, Bad Protocolversion</text:span></text:p>
        </text:list-item>
        <text:list-item>
          <text:p text:style-name="P213"><text:span text:style-name="T214">0x02<text:s/></text:span><text:span text:style-name="T215"></text:span><text:span text:style-name="T216">Connection refused, bad credentials (i.e. client id was blocked or similar)</text:span></text:p>
        </text:list-item>
        <text:list-item>
          <text:p text:style-name="P217"><text:span text:style-name="T218">0xFF<text:s/></text:span><text:span text:style-name="T219"></text:span><text:span text:style-name="T220"><text:s/>Connection Refused, General Error.</text:span></text:p>
        </text:list-item>
      </text:list>
      <text:p text:style-name="P221"/>
      <text:h text:style-name="P222" text:outline-level="2">The Publish Frame</text:h>
      <table:table table:style-name="Table223">
        <table:table-columns>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QoS</text:p>
          </table:table-cell>
          <table:table-cell table:style-name="TableCell233">
            <text:p text:style-name="P234">MessageID</text:p>
          </table:table-cell>
          <table:table-cell table:style-name="TableCell235">
            <text:p text:style-name="P236">ChanLen</text:p>
          </table:table-cell>
          <table:table-cell table:style-name="TableCell237">
            <text:p text:style-name="P238">ChanId</text:p>
          </table:table-cell>
          <table:table-cell table:style-name="TableCell239">
            <text:p text:style-name="P240">PayloadLen</text:p>
          </table:table-cell>
          <table:table-cell table:style-name="TableCell241">
            <text:p text:style-name="P242">PayloadData</text:p>
          </table:table-cell>
        </table:table-row>
        <table:table-row table:style-name="TableRow243">
          <table:table-cell table:style-name="TableCell244">
            <text:p text:style-name="P245">Any Valid QoS Setting</text:p>
          </table:table-cell>
          <table:table-cell table:style-name="TableCell246">
            <text:p text:style-name="P247">4 Byte</text:p>
          </table:table-cell>
          <table:table-cell table:style-name="TableCell248">
            <text:p text:style-name="P249">2 Byte</text:p>
          </table:table-cell>
          <table:table-cell table:style-name="TableCell250">
            <text:p text:style-name="P251">ChannelId, ChanLen Bytes</text:p>
          </table:table-cell>
          <table:table-cell table:style-name="TableCell252">
            <text:p text:style-name="P253">2 Byte</text:p>
          </table:table-cell>
          <table:table-cell table:style-name="TableCell254">
            <text:p text:style-name="P255">PayloadLenByte</text:p>
          </table:table-cell>
        </table:table-row>
      </table:table>
      <text:p text:style-name="P256"/>
      <text:soft-page-break/>
      <text:p text:style-name="P257">Valid QoS Settings:</text:p>
      <text:list text:style-name="LFO4" text:continue-numbering="true">
        <text:list-item>
          <text:p text:style-name="P258"><text:span text:style-name="T259">0x01<text:s/></text:span><text:span text:style-name="T260"></text:span><text:span text:style-name="T261"><text:s/>Best Efford</text:span></text:p>
        </text:list-item>
        <text:list-item>
          <text:p text:style-name="P262"><text:span text:style-name="T263">0x02<text:s/></text:span><text:span text:style-name="T264"></text:span><text:span text:style-name="T265"><text:s/>Guaranteed delivery</text:span></text:p>
        </text:list-item>
        <text:list-item>
          <text:p text:style-name="P266"><text:span text:style-name="T267">0x03<text:s/></text:span><text:span text:style-name="T268"></text:span><text:span text:style-name="T269"><text:s/>Guaranteed dispatch</text:span></text:p>
        </text:list-item>
      </text:list>
      <text:p text:style-name="P270">The publish frame is sent from a given client to the broker. The broker itself shall use the “Channel Event” frame to relay the message to any interesting clients.</text:p>
      <text:h text:style-name="P271" text:outline-level="2">Publish Reply Frame</text:h>
      <table:table table:style-name="Table272">
        <table:table-columns>
          <table:table-column table:style-name="TableColumn273"/>
          <table:table-column table:style-name="TableColumn274"/>
        </table:table-columns>
        <table:table-row table:style-name="TableRow275">
          <table:table-cell table:style-name="TableCell276">
            <text:p text:style-name="P277">MessageID</text:p>
          </table:table-cell>
          <table:table-cell table:style-name="TableCell278">
            <text:p text:style-name="P279">StatusCode</text:p>
          </table:table-cell>
        </table:table-row>
        <table:table-row table:style-name="TableRow280">
          <table:table-cell table:style-name="TableCell281">
            <text:p text:style-name="P282">4 Byte</text:p>
          </table:table-cell>
          <table:table-cell table:style-name="TableCell283">
            <text:p text:style-name="P284">1 Byte</text:p>
          </table:table-cell>
        </table:table-row>
      </table:table>
      <text:p text:style-name="P285"/>
      <text:p text:style-name="P286">Status Codes:</text:p>
      <text:list text:style-name="LFO5" text:continue-numbering="true">
        <text:list-item>
          <text:p text:style-name="P287"><text:span text:style-name="T288">0x00<text:s/></text:span><text:span text:style-name="T289"></text:span><text:span text:style-name="T290"><text:s/>ACK (Dispatch): Message<text:s/></text:span><text:span text:style-name="T291">accepted by server, dispatch will be attempted.</text:span></text:p>
        </text:list-item>
        <text:list-item>
          <text:p text:style-name="P292"><text:span text:style-name="T293">0x01<text:s/></text:span><text:span text:style-name="T294"></text:span><text:span text:style-name="T295">NACK (Dispatch): Server cannot handle message right now and did not accept.</text:span></text:p>
        </text:list-item>
        <text:list-item>
          <text:p text:style-name="P296"><text:span text:style-name="T297">0x03</text:span><text:span text:style-name="T298"></text:span><text:span text:style-name="T299">ACK (DELIVERY): Server was able to deliver the message to at least one other client</text:span></text:p>
        </text:list-item>
        <text:list-item>
          <text:p text:style-name="P300"><text:span text:style-name="T301">0x04</text:span><text:span text:style-name="T302"></text:span><text:span text:style-name="T303">NACK (Delivery): Server as unabl</text:span><text:span text:style-name="T304">e to deliver the message, b/c. nobody was listening.</text:span></text:p>
        </text:list-item>
      </text:list>
      <text:p text:style-name="P305">Note, that QoS 0x03 may send status code 0x01 as well, if the server currently has no resources to handle the message.</text:p>
      <text:p text:style-name="P306">Also note, that in case of QoS 0x01 no reply will be sent by the server.</text:p>
      <text:p text:style-name="P307"/>
      <text:h text:style-name="P308" text:outline-level="2">The Subscribe Frame</text:h>
      <table:table table:style-name="Table309">
        <table:table-columns>
          <table:table-column table:style-name="TableColumn310"/>
          <table:table-column table:style-name="TableColumn311"/>
        </table:table-columns>
        <table:table-row table:style-name="TableRow312">
          <table:table-cell table:style-name="TableCell313">
            <text:p text:style-name="P314">ChanLen</text:p>
          </table:table-cell>
          <table:table-cell table:style-name="TableCell315">
            <text:p text:style-name="P316">ChanID</text:p>
          </table:table-cell>
        </table:table-row>
        <table:table-row table:style-name="TableRow317">
          <table:table-cell table:style-name="TableCell318">
            <text:p text:style-name="P319">2 Byte</text:p>
          </table:table-cell>
          <table:table-cell table:style-name="TableCell320">
            <text:p text:style-name="P321">ChanLen Bytes</text:p>
          </table:table-cell>
        </table:table-row>
      </table:table>
      <text:p text:style-name="P322"/>
      <text:h text:style-name="P323" text:outline-level="2">The Subscribe Reply Frame</text:h>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p text:style-name="P330">ChanLen</text:p>
          </table:table-cell>
          <table:table-cell table:style-name="TableCell331">
            <text:p text:style-name="P332">ChanID</text:p>
          </table:table-cell>
          <table:table-cell table:style-name="TableCell333">
            <text:p text:style-name="P334">Status</text:p>
          </table:table-cell>
        </table:table-row>
        <table:table-row table:style-name="TableRow335">
          <table:table-cell table:style-name="TableCell336">
            <text:p text:style-name="P337">2 Byte</text:p>
          </table:table-cell>
          <table:table-cell table:style-name="TableCell338">
            <text:p text:style-name="P339">ChanLen Bytes</text:p>
          </table:table-cell>
          <table:table-cell table:style-name="TableCell340">
            <text:p text:style-name="P341"/>
          </table:table-cell>
        </table:table-row>
      </table:table>
      <text:p text:style-name="P342"/>
      <text:p text:style-name="P343">Value of status:</text:p>
      <text:list text:style-name="LFO6" text:continue-numbering="true">
        <text:list-item>
          <text:p text:style-name="P344"><text:span text:style-name="T345">0x00<text:s/></text:span><text:span text:style-name="T346"></text:span><text:span text:style-name="T347"><text:s/>Success</text:span></text:p>
        </text:list-item>
        <text:list-item>
          <text:p text:style-name="P348"><text:span text:style-name="T349">0x01<text:s/></text:span><text:span text:style-name="T350"></text:span><text:span text:style-name="T351"><text:s/>Failed due to missing authorization.</text:span></text:p>
        </text:list-item>
        <text:list-item>
          <text:p text:style-name="P352"><text:span text:style-name="T353">0xFF<text:s/></text:span><text:span text:style-name="T354"></text:span><text:span text:style-name="T355"><text:s/>General error (unspecified)</text:span></text:p>
        </text:list-item>
      </text:list>
      <text:p text:style-name="P356"/>
      <text:h text:style-name="P357" text:outline-level="2">The Unsubscribe<text:s/>Frame</text:h>
      <table:table table:style-name="Table358">
        <table:table-columns>
          <table:table-column table:style-name="TableColumn359"/>
          <table:table-column table:style-name="TableColumn360"/>
        </table:table-columns>
        <table:table-row table:style-name="TableRow361">
          <table:table-cell table:style-name="TableCell362">
            <text:p text:style-name="P363">ChanLen</text:p>
          </table:table-cell>
          <table:table-cell table:style-name="TableCell364">
            <text:p text:style-name="P365">ChanID</text:p>
          </table:table-cell>
        </table:table-row>
        <table:table-row table:style-name="TableRow366">
          <table:table-cell table:style-name="TableCell367">
            <text:p text:style-name="P368">2 Byte</text:p>
          </table:table-cell>
          <table:table-cell table:style-name="TableCell369">
            <text:p text:style-name="P370">ChanLen Bytes</text:p>
          </table:table-cell>
        </table:table-row>
      </table:table>
      <text:p text:style-name="P371"/>
      <text:h text:style-name="P372" text:outline-level="2">The Unsubscribe Reply Frame</text:h>
      <table:table table:style-name="Table373">
        <table:table-columns>
          <table:table-column table:style-name="TableColumn374"/>
          <table:table-column table:style-name="TableColumn375"/>
        </table:table-columns>
        <table:table-row table:style-name="TableRow376">
          <table:table-cell table:style-name="TableCell377">
            <text:p text:style-name="P378">ChanLen</text:p>
          </table:table-cell>
          <table:table-cell table:style-name="TableCell379">
            <text:p text:style-name="P380">ChanID</text:p>
          </table:table-cell>
        </table:table-row>
        <table:table-row table:style-name="TableRow381">
          <table:table-cell table:style-name="TableCell382">
            <text:p text:style-name="P383">2 Byte</text:p>
          </table:table-cell>
          <table:table-cell table:style-name="TableCell384">
            <text:p text:style-name="P385">ChanLen Bytes</text:p>
          </table:table-cell>
        </table:table-row>
      </table:table>
      <text:p text:style-name="P386"/>
      <text:h text:style-name="P387" text:outline-level="2">The Disconnect Frame</text:h>
      <text:p text:style-name="P388">This frame has no payload.</text:p>
      <text:h text:style-name="P389" text:outline-level="2">The Ping Frame</text:h>
      <text:p text:style-name="P390">This frame has no payload.</text:p>
      <text:h text:style-name="P391" text:outline-level="2">The Ping Reply Frame</text:h>
      <text:p text:style-name="P392">This frame has no payload.</text:p>
      <text:h text:style-name="P393" text:outline-level="2">The ChannelEvent Frame</text:h>
      <table:table table:style-name="Table394">
        <table:table-columns>
          <table:table-column table:style-name="TableColumn395"/>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s>
        <table:table-row table:style-name="TableRow402">
          <table:table-cell table:style-name="TableCell403">
            <text:p text:style-name="P404">Flags</text:p>
          </table:table-cell>
          <table:table-cell table:style-name="TableCell405">
            <text:p text:style-name="P406">MessageID</text:p>
          </table:table-cell>
          <table:table-cell table:style-name="TableCell407">
            <text:p text:style-name="P408">SrcClientID</text:p>
          </table:table-cell>
          <table:table-cell table:style-name="TableCell409">
            <text:p text:style-name="P410">ChanLen</text:p>
          </table:table-cell>
          <table:table-cell table:style-name="TableCell411">
            <text:p text:style-name="P412">ChanId</text:p>
          </table:table-cell>
          <table:table-cell table:style-name="TableCell413">
            <text:p text:style-name="P414">PayloadLen</text:p>
          </table:table-cell>
          <table:table-cell table:style-name="TableCell415">
            <text:p text:style-name="P416">PayloadData</text:p>
          </table:table-cell>
        </table:table-row>
        <table:table-row table:style-name="TableRow417">
          <table:table-cell table:style-name="TableCell418">
            <text:p text:style-name="P419">1 Byte</text:p>
          </table:table-cell>
          <table:table-cell table:style-name="TableCell420">
            <text:p text:style-name="P421">4 Byte</text:p>
          </table:table-cell>
          <table:table-cell table:style-name="TableCell422">
            <text:p text:style-name="P423">4 Byte</text:p>
          </table:table-cell>
          <table:table-cell table:style-name="TableCell424">
            <text:p text:style-name="P425">2 Byte</text:p>
          </table:table-cell>
          <table:table-cell table:style-name="TableCell426">
            <text:p text:style-name="P427">ChannelId, ChanLen Bytes</text:p>
          </table:table-cell>
          <table:table-cell table:style-name="TableCell428">
            <text:p text:style-name="P429">2 Byte</text:p>
          </table:table-cell>
          <table:table-cell table:style-name="TableCell430">
            <text:p text:style-name="P431">PayloadLenByte</text:p>
          </table:table-cell>
        </table:table-row>
      </table:table>
      <text:p text:style-name="P432"/>
      <text:p text:style-name="P433">Flagbits:</text:p>
      <text:p text:style-name="P434">b00000001: Request ACK: If this bit is set, the client receiving the message shall send an explicit ACK.</text:p>
      <text:p text:style-name="P435">Other Bits: RFU</text:p>
      <text:p text:style-name="P436"/>
      <text:h text:style-name="P437" text:outline-level="2">The EventAck Frame</text:h>
      <table:table table:style-name="Table438">
        <table:table-columns>
          <table:table-column table:style-name="TableColumn439"/>
          <table:table-column table:style-name="TableColumn440"/>
        </table:table-columns>
        <table:table-row table:style-name="TableRow441">
          <table:table-cell table:style-name="TableCell442">
            <text:p text:style-name="P443">MessageId</text:p>
          </table:table-cell>
          <table:table-cell table:style-name="TableCell444">
            <text:p text:style-name="P445">Status</text:p>
          </table:table-cell>
        </table:table-row>
        <table:table-row table:style-name="TableRow446">
          <table:table-cell table:style-name="TableCell447">
            <text:p text:style-name="P448">4 Byte</text:p>
          </table:table-cell>
          <table:table-cell table:style-name="TableCell449">
            <text:p text:style-name="P450">1 Byte</text:p>
          </table:table-cell>
        </table:table-row>
      </table:table>
      <text:p text:style-name="P451"/>
      <text:p text:style-name="P452">Valid Status Codes:</text:p>
      <text:list text:style-name="LFO8" text:continue-numbering="true">
        <text:list-item>
          <text:p text:style-name="P453">0x00: Message received</text:p>
        </text:list-item>
        <text:list-item>
          <text:p text:style-name="P454">0x01: Service Oversaturated, try again later.</text:p>
        </text:list-item>
        <text:list-item>
          <text:p text:style-name="P455">0xFF: Generic Error</text:p>
        </text:list-item>
      </text:list>
      <text:p text:style-name="P456">Any broker, that receives Status 0x01 shall buffer the message and use binary exponential back off before trying to send the message again, giving the client time to recover. I.e.:</text:p>
      <text:p text:style-name="Standard"><text:span text:style-name="T457">1</text:span><text:span text:style-name="T458">st</text:span><text:span text:style-name="T459"><text:s/>retry after 100 ms</text:span></text:p>
      <text:p text:style-name="Standard"><text:span text:style-name="T460">2</text:span><text:span text:style-name="T461">nd</text:span><text:span text:style-name="T462"><text:s/>retry after 200 ms</text:span></text:p>
      <text:p text:style-name="Standard"><text:span text:style-name="T463">3</text:span><text:span text:style-name="T464">rd</text:span><text:span text:style-name="T465"><text:s/>retry after 400 ms</text:span></text:p>
      <text:p text:style-name="Standard"><text:span text:style-name="T466">5</text:span><text:span text:style-name="T467">th</text:span><text:span text:style-name="T468"><text:s/>retry after 500 ms</text:span></text:p>
      <text:p text:style-name="P469">The broker may cancel resending the message after 5 retries.</text:p>
      <text:p text:style-name="P470"/>
      <text:soft-page-break/>
      <text:h text:style-name="P471" text:outline-level="5">Packet Order</text:h>
      <text:p text:style-name="P472">The protocol does not give any guarantees on the order in which packets are sent to a client for all packets using QoS 0 or 1. For all packets using QoS 2 the broker shall stop dispatching further packets to a client until either the QoS 2 packet was ACK’d or the connection timed out.<text:s/></text:p>
      <text:h text:style-name="P473" text:outline-level="2">Direct Adressing</text:h>
      <text:p text:style-name="P474">Each node shall be directly addressable by using the Client Identifier as a prefix for a channel, i.e.:</text:p>
      <text:p text:style-name="Standard"><text:span text:style-name="T475">Channelname = “SomeChannel”<text:s/></text:span><text:span text:style-name="T476"></text:span><text:span text:style-name="T477"><text:s/>Dispatched to all nodes<text:s/></text:span><text:span text:style-name="T478">subscribing to “SomeChannel”</text:span></text:p>
      <text:p text:style-name="Standard"><text:span text:style-name="T479">Channelname=”$NodeID/SomeChannel”<text:s/></text:span><text:span text:style-name="T480"></text:span><text:span text:style-name="T481"><text:s/>Dispatchted to NodeID.</text:span></text:p>
      <text:p text:style-name="P482"/>
      <text:h text:style-name="P483" text:outline-level="5">Network Topology</text:h>
      <text:p text:style-name="P484">PikeMQ is a graph topology at its core. This means, that each node in Pike can have one or several upstream nodes. To ensure delivery across multiple nodes the following assumptions are taken:</text:p>
      <text:list text:style-name="LFO2" text:continue-numbering="true">
        <text:list-item>
          <text:p text:style-name="P485">Each subscription/unsub of a node is propagated to all upstream nodes,</text:p>
        </text:list-item>
        <text:list-item>
          <text:p text:style-name="P486">Upstream nodes will route messages to all subscribers, irrespective of the actual depth.</text:p>
        </text:list-item>
        <text:list-item>
          <text:p text:style-name="P487">Dedicated client nodes don’t need to provide server functionality.</text:p>
        </text:list-item>
        <text:list-item>
          <text:p text:style-name="P488">Servernodes are clients to their upstreams and servers to any node that connects to them and assumes the client role.</text:p>
        </text:list-item>
        <text:list-item>
          <text:p text:style-name="P489">QoS is satisfied to the next upstream node.</text:p>
        </text:list-item>
      </text:list>
      <text:p text:style-name="P490">Results:<text:s/></text:p>
      <text:list text:style-name="LFO2" text:continue-numbering="true">
        <text:list-item>
          <text:p text:style-name="P491">All nodes can always talk to the nodes below them due to the routing feature</text:p>
        </text:list-item>
        <text:list-item>
          <text:p text:style-name="P492">All nodes can always talk to their siblings</text:p>
        </text:list-item>
        <text:list-item>
          <text:p text:style-name="P493"><text:span text:style-name="T494">Easy loadbalancing with specialized<text:s/></text:span><text:span text:style-name="T495">nod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IntensiveHervorhebung" style:display-name="Intensive Hervorhebung" style:family="text" style:parent-style-name="Absatz-Standardschriftart">
      <style:text-properties fo:font-style="italic" style:font-style-asian="italic" style:font-style-complex="italic" fo:color="#4472C4"/>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ilipp.bormuth@gmx.de</meta:initial-creator>
    <dc:creator>philipp.bormuth@gmx.de</dc:creator>
    <meta:creation-date>2017-05-01T10:50:00Z</meta:creation-date>
    <dc:date>2017-05-30T13:06:00Z</dc:date>
    <meta:template xlink:href="Normal.dotm" xlink:type="simple"/>
    <meta:editing-cycles>12</meta:editing-cycles>
    <meta:editing-duration>PT0S</meta:editing-duration>
    <meta:document-statistic meta:page-count="6" meta:paragraph-count="15" meta:word-count="1077" meta:character-count="7852" meta:row-count="56" meta:non-whitespace-character-count="6790"/>
  </office:meta>
</office:document-meta>
</file>